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Courier">
      <style:paragraph-properties fo:background-color="#ffffff">
        <style:background-image/>
      </style:paragraph-properties>
      <style:text-properties fo:color="#000000" officeooo:rsid="00021beb" officeooo:paragraph-rsid="00021beb"/>
    </style:style>
    <style:style style:name="P2" style:family="paragraph" style:parent-style-name="Courier">
      <style:paragraph-properties fo:background-color="#ffffff">
        <style:background-image/>
      </style:paragraph-properties>
      <style:text-properties fo:color="#000000" officeooo:rsid="00038d8e" officeooo:paragraph-rsid="00038d8e"/>
    </style:style>
    <style:style style:name="P3" style:family="paragraph" style:parent-style-name="Courier">
      <style:paragraph-properties fo:background-color="#ffffff">
        <style:background-image/>
      </style:paragraph-properties>
      <style:text-properties fo:color="#000000" officeooo:rsid="00040f43" officeooo:paragraph-rsid="00040f43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fo:color="#000000" style:font-name="Source Code Pro" fo:font-size="10.5pt" officeooo:rsid="00021beb" officeooo:paragraph-rsid="00021beb"/>
    </style:style>
    <style:style style:name="P6" style:family="paragraph" style:parent-style-name="Preformatted_20_Text">
      <style:paragraph-properties fo:background-color="#ffffff">
        <style:background-image/>
      </style:paragraph-properties>
      <style:text-properties fo:color="#000000" style:font-name="Source Code Pro" fo:font-size="10.5pt" officeooo:rsid="00038d8e" officeooo:paragraph-rsid="00038d8e"/>
    </style:style>
    <style:style style:name="P7" style:family="paragraph" style:parent-style-name="Preformatted_20_Text">
      <style:paragraph-properties fo:background-color="#ffffff">
        <style:background-image/>
      </style:paragraph-properties>
      <style:text-properties fo:color="#000000" style:font-name="Source Code Pro" fo:font-size="9pt" officeooo:rsid="00040f43" officeooo:paragraph-rsid="00040f43" style:font-size-asian="9pt" style:font-size-complex="9pt"/>
    </style:style>
    <style:style style:name="P8" style:family="paragraph" style:parent-style-name="Preformatted_20_Text">
      <style:paragraph-properties fo:background-color="#ffffff">
        <style:background-image/>
      </style:paragraph-properties>
      <style:text-properties fo:color="#000000" fo:font-size="9pt" style:font-size-asian="9pt" style:font-size-complex="9pt"/>
    </style:style>
    <style:style style:name="P9" style:family="paragraph" style:parent-style-name="Preformatted_20_Text">
      <style:paragraph-properties fo:background-color="#ffffff">
        <style:background-image/>
      </style:paragraph-properties>
      <style:text-properties fo:color="#000000" style:font-name="Droid Sans"/>
    </style:style>
    <style:style style:name="P10" style:family="paragraph" style:parent-style-name="Preformatted_20_Text">
      <style:paragraph-properties fo:background-color="#ffffff">
        <style:background-image/>
      </style:paragraph-properties>
      <style:text-properties fo:color="#000000" style:font-name="Droid Sans" fo:font-size="10.5pt"/>
    </style:style>
    <style:style style:name="P11" style:family="paragraph" style:parent-style-name="Preformatted_20_Text">
      <style:paragraph-properties fo:background-color="#ffffff">
        <style:background-image/>
      </style:paragraph-properties>
      <style:text-properties fo:color="#000000" style:font-name="Droid Sans" fo:font-size="10.5pt" officeooo:rsid="00038d8e" officeooo:paragraph-rsid="00038d8e"/>
    </style:style>
    <style:style style:name="P12" style:family="paragraph" style:parent-style-name="Preformatted_20_Text">
      <style:paragraph-properties fo:background-color="#ffffff">
        <style:background-image/>
      </style:paragraph-properties>
      <style:text-properties fo:color="#000000" style:font-name="Droid Sans" fo:font-size="10pt" style:font-size-asian="10pt" style:font-size-complex="10pt"/>
    </style:style>
    <style:style style:name="P13" style:family="paragraph" style:parent-style-name="Preformatted_20_Text">
      <style:paragraph-properties fo:background-color="#ffffff">
        <style:background-image/>
      </style:paragraph-properties>
      <style:text-properties fo:color="#000000" style:font-name="Droid Sans" fo:font-size="10pt" officeooo:rsid="00040f43" officeooo:paragraph-rsid="00040f43" style:font-size-asian="10pt" style:font-size-complex="10pt"/>
    </style:style>
    <style:style style:name="P14" style:family="paragraph" style:parent-style-name="Title">
      <style:paragraph-properties fo:background-color="#ffffff">
        <style:background-image/>
      </style:paragraph-properties>
      <style:text-properties fo:color="#000000" officeooo:rsid="00021beb" officeooo:paragraph-rsid="00021beb"/>
    </style:style>
    <style:style style:name="P15" style:family="paragraph" style:parent-style-name="Title">
      <style:paragraph-properties fo:background-color="#ffffff">
        <style:background-image/>
      </style:paragraph-properties>
      <style:text-properties fo:color="#000000" officeooo:rsid="00040f43" officeooo:paragraph-rsid="00040f43"/>
    </style:style>
    <style:style style:name="P16" style:family="paragraph" style:parent-style-name="Text_20_body">
      <style:paragraph-properties fo:background-color="#ffffff">
        <style:background-image/>
      </style:paragraph-properties>
      <style:text-properties fo:color="#000000" officeooo:rsid="00021beb" officeooo:paragraph-rsid="00021beb"/>
    </style:style>
    <style:style style:name="P17" style:family="paragraph" style:parent-style-name="Text_20_body">
      <style:paragraph-properties fo:background-color="#ffffff">
        <style:background-image/>
      </style:paragraph-properties>
      <style:text-properties fo:color="#000000" officeooo:rsid="00040f43" officeooo:paragraph-rsid="00040f43"/>
    </style:style>
    <style:style style:name="P18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Source Code Pro" fo:font-size="10.5pt"/>
    </style:style>
    <style:style style:name="P19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roid Sans" fo:font-size="10.5pt"/>
    </style:style>
    <style:style style:name="P20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roid Sans" fo:font-size="10pt" style:font-size-asian="10pt" style:font-size-complex="10pt"/>
    </style:style>
    <style:style style:name="P21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Source Code Pro" fo:font-size="9pt" officeooo:rsid="000439d7" officeooo:paragraph-rsid="00055771" style:font-size-asian="9pt" style:font-size-complex="9pt"/>
    </style:style>
    <style:style style:name="P22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fo:font-size="11pt" officeooo:rsid="00055771" officeooo:paragraph-rsid="00055771" style:font-size-asian="9.60000038146973pt" style:font-size-complex="11pt"/>
    </style:style>
    <style:style style:name="P23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fo:font-size="11pt" officeooo:rsid="00055771" officeooo:paragraph-rsid="0007028b" style:font-size-asian="9.60000038146973pt" style:font-size-complex="11pt"/>
    </style:style>
    <style:style style:name="P24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fo:font-size="11pt" officeooo:rsid="0007028b" officeooo:paragraph-rsid="0007028b" style:font-size-asian="9.60000038146973pt" style:font-size-complex="11pt"/>
    </style:style>
    <style:style style:name="P25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fo:font-size="11pt" officeooo:rsid="0008286b" officeooo:paragraph-rsid="0008286b" style:font-size-asian="9.60000038146973pt" style:font-size-complex="11pt"/>
    </style:style>
    <style:style style:name="P26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Liberation Mono" fo:font-size="9pt" style:font-size-asian="9pt" style:font-size-complex="9pt"/>
    </style:style>
    <style:style style:name="P27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Liberation Mono" fo:font-size="9pt" officeooo:rsid="0007028b" officeooo:paragraph-rsid="0007028b" style:font-size-asian="9pt" style:font-size-complex="9pt"/>
    </style:style>
    <style:style style:name="P28" style:family="paragraph" style:parent-style-name="Preformatted_20_Text">
      <style:paragraph-properties fo:background-color="#ffffff">
        <style:background-image/>
      </style:paragraph-properties>
      <style:text-properties fo:color="#000000" style:font-name="Liberation Mono" fo:font-size="9pt" style:font-size-asian="9pt" style:font-size-complex="9pt"/>
    </style:style>
    <style:style style:name="P29" style:family="paragraph" style:parent-style-name="Preformatted_20_Text">
      <style:paragraph-properties fo:background-color="#ffffff">
        <style:background-image/>
      </style:paragraph-properties>
      <style:text-properties fo:color="#000000" style:font-name="Liberation Mono" fo:font-size="9pt" officeooo:paragraph-rsid="0007028b" style:font-size-asian="9pt" style:font-size-complex="9pt"/>
    </style:style>
    <style:style style:name="P30" style:family="paragraph" style:parent-style-name="Courier">
      <style:paragraph-properties fo:background-color="#ffffff">
        <style:background-image/>
      </style:paragraph-properties>
      <style:text-properties fo:color="#000000" officeooo:rsid="00040f43" officeooo:paragraph-rsid="00040f43"/>
    </style:style>
    <style:style style:name="P31" style:family="paragraph" style:parent-style-name="Heading_20_2">
      <style:paragraph-properties fo:background-color="#ffffff">
        <style:background-image/>
      </style:paragraph-properties>
      <style:text-properties fo:color="#000000" officeooo:rsid="00021beb" officeooo:paragraph-rsid="00021beb"/>
    </style:style>
    <style:style style:name="T1" style:family="text">
      <style:text-properties style:font-name="Source Code Pro"/>
    </style:style>
    <style:style style:name="T2" style:family="text">
      <style:text-properties style:font-name="Source Code Pro" fo:font-size="10.5pt"/>
    </style:style>
    <style:style style:name="T3" style:family="text">
      <style:text-properties style:font-name="Source Code Pro" fo:font-size="10.5pt" fo:font-style="italic"/>
    </style:style>
    <style:style style:name="T4" style:family="text">
      <style:text-properties style:font-name="Source Code Pro" fo:font-style="italic"/>
    </style:style>
    <style:style style:name="T5" style:family="text">
      <style:text-properties style:font-name="Source Code Pro" fo:font-size="10.6000003814697pt"/>
    </style:style>
    <style:style style:name="T6" style:family="text">
      <style:text-properties style:font-name="Source Code Pro" fo:font-size="10.6000003814697pt" fo:font-style="italic"/>
    </style:style>
    <style:style style:name="T7" style:family="text">
      <style:text-properties fo:font-size="10.5pt"/>
    </style:style>
    <style:style style:name="T8" style:family="text">
      <style:text-properties fo:font-size="10.5pt" fo:font-style="italic"/>
    </style:style>
    <style:style style:name="T9" style:family="text">
      <style:text-properties fo:font-style="italic"/>
    </style:style>
    <style:style style:name="T10" style:family="text">
      <style:text-properties officeooo:rsid="0007028b"/>
    </style:style>
    <style:style style:name="T11" style:family="text">
      <style:text-properties fo:color="#cc7832"/>
    </style:style>
    <style:style style:name="T12" style:family="text">
      <style:text-properties fo:color="#cc7832" style:font-name="Source Code Pro" fo:font-size="10.6000003814697pt"/>
    </style:style>
    <style:style style:name="T13" style:family="text">
      <style:text-properties fo:color="#cc7832" fo:font-size="10.6000003814697pt"/>
    </style:style>
    <style:style style:name="T14" style:family="text">
      <style:text-properties fo:color="#ffc66d"/>
    </style:style>
    <style:style style:name="T15" style:family="text">
      <style:text-properties fo:font-size="10.6000003814697pt"/>
    </style:style>
    <style:style style:name="T16" style:family="text">
      <style:text-properties fo:font-size="10.6000003814697pt" fo:font-style="italic"/>
    </style:style>
    <style:style style:name="T17" style:family="text">
      <style:text-properties fo:color="#6897bb"/>
    </style:style>
    <style:style style:name="T18" style:family="text">
      <style:text-properties fo:color="#6897bb" style:font-name="Source Code Pro" fo:font-size="10.6000003814697pt"/>
    </style:style>
    <style:style style:name="T19" style:family="text">
      <style:text-properties fo:color="#6897bb" fo:font-size="10.6000003814697pt"/>
    </style:style>
    <style:style style:name="T20" style:family="text">
      <style:text-properties fo:color="#9876aa"/>
    </style:style>
    <style:style style:name="T21" style:family="text">
      <style:text-properties fo:color="#9876aa" style:font-name="Source Code Pro" fo:font-size="10.6000003814697pt"/>
    </style:style>
    <style:style style:name="T22" style:family="text">
      <style:text-properties fo:color="#9876aa" fo:font-size="10.600000381469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2">Thomas van Lingen</text:h>
      <text:p text:style-name="P16">2074690</text:p>
      <text:p text:style-name="P14">Deel 1</text:p>
      <text:p text:style-name="P16">Opgave 1</text:p>
      <text:p text:style-name="P10">public class Sorter {</text:p>
      <text:p text:style-name="P9"><text:s text:c="4"/><text:span text:style-name="T7">public static void bubblesortArray(int[] toSort){</text:span></text:p>
      <text:p text:style-name="P9"><text:s text:c="8"/><text:span text:style-name="T7">for(int endIndex = 0; endIndex &lt; toSort.length-1; endIndex++){</text:span></text:p>
      <text:p text:style-name="P9"><text:s text:c="12"/><text:span text:style-name="T7">for(int currentIndex = toSort.length-1; currentIndex &gt; 0; currentIndex--){</text:span></text:p>
      <text:p text:style-name="P9"><text:s text:c="16"/><text:span text:style-name="T7">if(toSort[currentIndex] &lt; toSort[currentIndex-1]){</text:span></text:p>
      <text:p text:style-name="P9"><text:s text:c="20"/><text:span text:style-name="T8">swapArrayItems</text:span><text:span text:style-name="T7">(toSort, currentIndex, currentIndex-1);</text:span></text:p>
      <text:p text:style-name="P9"><text:s text:c="16"/><text:span text:style-name="T7">}</text:span></text:p>
      <text:p text:style-name="P9"><text:s text:c="12"/><text:span text:style-name="T7">}</text:span></text:p>
      <text:p text:style-name="P9"><text:s text:c="8"/><text:span text:style-name="T7">}</text:span></text:p>
      <text:p text:style-name="P9"><text:s text:c="4"/><text:span text:style-name="T7">}</text:span></text:p>
      <text:p text:style-name="P9"><text:s text:c="4"/><text:span text:style-name="T7">private static void swapArrayItems(int[] toSwap, int swapIndex1, int swapIndex2){</text:span></text:p>
      <text:p text:style-name="P9"><text:s text:c="8"/><text:span text:style-name="T7">int copy = toSwap[swapIndex1];</text:span></text:p>
      <text:p text:style-name="P9"><text:s text:c="8"/><text:span text:style-name="T7">toSwap[swapIndex1] = toSwap[swapIndex2];</text:span></text:p>
      <text:p text:style-name="P9"><text:s text:c="8"/><text:span text:style-name="T7">toSwap[swapIndex2] = copy;</text:span></text:p>
      <text:p text:style-name="P9"><text:s text:c="4"/><text:span text:style-name="T7">}</text:span></text:p>
      <text:p text:style-name="P19">}</text:p>
      <text:p text:style-name="P1">Hoeveelheid comparisons met 10 integers: 45</text:p>
      <text:p text:style-name="P1">Hoeveelheid comparisons met 20 integers: 217</text:p>
      <text:p text:style-name="P1">Dus +- 4* comparisons met een verdubbeling van array</text:p>
      <text:p text:style-name="P1">Dit wordt ook wel O(N^2) genoemd</text:p>
      <text:p text:style-name="P5"/>
      <text:p text:style-name="P5">public static void main(String args[]){</text:p>
      <text:p text:style-name="P4"><text:s text:c="4"/><text:span text:style-name="T2">int[] banaan = {21, 6, 4, 3, 2, 10, 3, 9};</text:span></text:p>
      <text:p text:style-name="P4"><text:s text:c="4"/><text:span text:style-name="T2">Sorter.</text:span><text:span text:style-name="T3">bubblesortArray</text:span><text:span text:style-name="T2">(banaan);</text:span></text:p>
      <text:p text:style-name="P4"><text:s text:c="4"/><text:span text:style-name="T2">for(int i = 0; i &lt; banaan.length; i++){</text:span></text:p>
      <text:p text:style-name="P4"><text:s text:c="8"/><text:span text:style-name="T2">System.</text:span><text:span text:style-name="T3">out</text:span><text:span text:style-name="T2">.print(banaan[i] + " ");</text:span></text:p>
      <text:p text:style-name="P4"><text:s text:c="4"/><text:span text:style-name="T2">}</text:span></text:p>
      <text:p text:style-name="P4"><text:s text:c="4"/><text:span text:style-name="T2">System.</text:span><text:span text:style-name="T3">out</text:span><text:span text:style-name="T2">.println("");</text:span></text:p>
      <text:p text:style-name="P18">}</text:p>
      <text:p text:style-name="P1">Geeft: </text:p>
      <text:p text:style-name="P1">2 3 3 4 6 9 10 21 </text:p>
      <text:p text:style-name="P1">Process finished with exit code 0</text:p>
      <text:p text:style-name="P1"/>
      <text:p text:style-name="P1"/>
      <text:p text:style-name="P1"/>
      <text:p text:style-name="P1"/>
      <text:p text:style-name="P2"><text:soft-page-break/>Opgave 2</text:p>
      <text:p text:style-name="P6"/>
      <text:p text:style-name="P11">public static void bubblesortNAWArray_split(NAW[] toSort){</text:p>
      <text:p text:style-name="P9"><text:s text:c="4"/><text:span text:style-name="T7">int inner, outer;</text:span></text:p>
      <text:p text:style-name="P9"><text:s text:c="4"/><text:span text:style-name="T7">NAW copy;</text:span></text:p>
      <text:p text:style-name="P9"><text:s text:c="4"/><text:span text:style-name="T7">//Sort by cityOfResidence</text:span></text:p>
      <text:p text:style-name="P9"><text:s text:c="4"/><text:span text:style-name="T7">for(outer = toSort.length-1; outer &gt; 0; outer--){</text:span></text:p>
      <text:p text:style-name="P9"><text:s text:c="8"/><text:span text:style-name="T7">for(inner=0; inner &lt; outer; inner++){</text:span></text:p>
      <text:p text:style-name="P9"><text:s text:c="12"/><text:span text:style-name="T7">if(toSort[inner].getCityOfResidence().compareTo(toSort[inner+1].getCityOfResidence()) &gt;= 0){</text:span></text:p>
      <text:p text:style-name="P9"><text:s text:c="16"/><text:span text:style-name="T7">copy = toSort[inner];</text:span></text:p>
      <text:p text:style-name="P9"><text:s text:c="16"/><text:span text:style-name="T7">toSort[inner] = toSort[inner+1];</text:span></text:p>
      <text:p text:style-name="P9"><text:s text:c="16"/><text:span text:style-name="T7">toSort[inner+1] = copy;</text:span></text:p>
      <text:p text:style-name="P9"><text:s text:c="12"/><text:span text:style-name="T7">}</text:span></text:p>
      <text:p text:style-name="P9"><text:s text:c="8"/><text:span text:style-name="T7">}</text:span></text:p>
      <text:p text:style-name="P9"><text:s text:c="4"/><text:span text:style-name="T7">}</text:span></text:p>
      <text:p text:style-name="P9"><text:s text:c="4"/><text:span text:style-name="T7">//Sort by address</text:span></text:p>
      <text:p text:style-name="P9"><text:s text:c="4"/><text:span text:style-name="T7">for(outer = toSort.length-1; outer &gt; 0; outer--){</text:span></text:p>
      <text:p text:style-name="P9"><text:s text:c="8"/><text:span text:style-name="T7">for(inner=0; inner &lt; outer; inner++){</text:span></text:p>
      <text:p text:style-name="P9"><text:s text:c="12"/><text:span text:style-name="T7">if(toSort[inner].getAddress() - toSort[inner+1].getAddress() &gt;= 0){</text:span></text:p>
      <text:p text:style-name="P9"><text:s text:c="16"/><text:span text:style-name="T7">copy = toSort[inner];</text:span></text:p>
      <text:p text:style-name="P9"><text:s text:c="16"/><text:span text:style-name="T7">toSort[inner] = toSort[inner+1];</text:span></text:p>
      <text:p text:style-name="P9"><text:s text:c="16"/><text:span text:style-name="T7">toSort[inner+1] = copy;</text:span></text:p>
      <text:p text:style-name="P9"><text:s text:c="12"/><text:span text:style-name="T7">}</text:span></text:p>
      <text:p text:style-name="P9"><text:s text:c="8"/><text:span text:style-name="T7">}</text:span></text:p>
      <text:p text:style-name="P9"><text:s text:c="4"/><text:span text:style-name="T7">}</text:span></text:p>
      <text:p text:style-name="P19">}</text:p>
      <text:p text:style-name="P3">Dankzij het = teken is het algorithme nu niet meer stabiel: betekende dat de 2e sort het gesorteer van het 1e gedeelte compleet door elkaar gooit</text:p>
      <text:p text:style-name="P3">Testwijze:</text:p>
      <text:p text:style-name="P13">public static void main(String args[]){</text:p>
      <text:p text:style-name="P12"><text:s text:c="4"/>int size <text:s/>= 50;</text:p>
      <text:p text:style-name="P12"><text:s text:c="4"/>NAW[] NAWList = new NAW[size];</text:p>
      <text:p text:style-name="P12"><text:s text:c="4"/>Random RNG = new Random();</text:p>
      <text:p text:style-name="P12"><text:s text:c="4"/>for(int i = 0; i &lt; size; i++){</text:p>
      <text:p text:style-name="P12"><text:s text:c="8"/>NAWList[i] = new NAW();</text:p>
      <text:p text:style-name="P12"><text:s text:c="8"/>NAWList[i].setName("Name " + RNG.nextInt(10));</text:p>
      <text:p text:style-name="P12"><text:s text:c="8"/>NAWList[i].setAddress(RNG.nextInt(10));</text:p>
      <text:p text:style-name="P12"><text:s text:c="8"/>NAWList[i].setCityOfResidence("Stad " + RNG.nextInt(10));</text:p>
      <text:p text:style-name="P12"><text:s text:c="4"/>}</text:p>
      <text:p text:style-name="P12"><text:s text:c="4"/>for(int i = 0 ; i &lt; size; i++){</text:p>
      <text:p text:style-name="P12"><text:s text:c="8"/>System.<text:span text:style-name="T9">out</text:span>.println("[" + i + "] " + NAWList[i].getCityOfResidence() + " : " + NAWList[i].getAddress() + " , " + NAWList[i].getName());</text:p>
      <text:p text:style-name="P12"><text:s text:c="4"/>}</text:p>
      <text:p text:style-name="P12"><text:s text:c="4"/>System.<text:span text:style-name="T9">out</text:span>.println("SORTING stuff");</text:p>
      <text:p text:style-name="P12"><text:s text:c="4"/>Sorter.<text:span text:style-name="T9">bubblesortNAWArray_split</text:span>(NAWList);</text:p>
      <text:p text:style-name="P12"><text:s text:c="4"/>for(int i = 0 ; i &lt; size; i++){</text:p>
      <text:p text:style-name="P12"><text:s text:c="8"/>System.<text:span text:style-name="T9">out</text:span>.println("[" + i + "] " + NAWList[i].getCityOfResidence() + " : " + NAWList[i].getAddress() + " , " + NAWList[i].getName());</text:p>
      <text:p text:style-name="P12"><text:s text:c="4"/>}</text:p>
      <text:p text:style-name="P20">}</text:p>
      <text:p text:style-name="P15"><text:soft-page-break/>Deel 2</text:p>
      <text:p text:style-name="P17">Opgave 1</text:p>
      <text:p text:style-name="P7">public static void selectionSortArray(int[] toSort){</text:p>
      <text:p text:style-name="P8"><text:s text:c="4"/><text:span text:style-name="T1">long start_time = System.</text:span><text:span text:style-name="T4">nanoTime</text:span><text:span text:style-name="T1">();</text:span></text:p>
      <text:p text:style-name="P8"><text:s text:c="4"/><text:span text:style-name="T1">for(int currentPlacementIndex = toSort.length-1; currentPlacementIndex &gt;= 0; currentPlacementIndex--){</text:span></text:p>
      <text:p text:style-name="P8"><text:s text:c="8"/><text:span text:style-name="T1">int highestIndex = currentPlacementIndex;</text:span></text:p>
      <text:p text:style-name="P8"><text:s text:c="8"/><text:span text:style-name="T1">for(int currentIndex = 0; currentIndex &lt; currentPlacementIndex; currentIndex++){</text:span></text:p>
      <text:p text:style-name="P8"><text:s text:c="12"/><text:span text:style-name="T1">if(toSort[currentIndex] &gt; toSort[highestIndex]){</text:span></text:p>
      <text:p text:style-name="P8"><text:s text:c="16"/><text:span text:style-name="T1">highestIndex = currentIndex;</text:span></text:p>
      <text:p text:style-name="P8"><text:s text:c="12"/><text:span text:style-name="T1">}</text:span></text:p>
      <text:p text:style-name="P8"><text:s text:c="8"/><text:span text:style-name="T1">}</text:span></text:p>
      <text:p text:style-name="P8"><text:s text:c="8"/><text:span text:style-name="T4">swapArrayItems</text:span><text:span text:style-name="T1">(toSort, currentPlacementIndex, highestIndex);</text:span></text:p>
      <text:p text:style-name="P8"><text:s text:c="4"/><text:span text:style-name="T1">}</text:span></text:p>
      <text:p text:style-name="P8"><text:s text:c="4"/><text:span text:style-name="T1">long end_time = System.</text:span><text:span text:style-name="T4">nanoTime</text:span><text:span text:style-name="T1">();</text:span></text:p>
      <text:p text:style-name="P8"><text:s text:c="4"/><text:span text:style-name="T1">double difference = (end_time - start_time)/1e6;</text:span></text:p>
      <text:p text:style-name="P8"><text:s text:c="4"/><text:span text:style-name="T1">System.</text:span><text:span text:style-name="T4">out</text:span><text:span text:style-name="T1">.println("time taken: " + difference);</text:span></text:p>
      <text:p text:style-name="P21">}</text:p>
      <text:p text:style-name="P22">Ik heb de tijd gemeten van het sorteren van een random array van 50 ints vs het sorteren van er een met de grote van 100.</text:p>
      <text:p text:style-name="P22">Time taken: 0.047526</text:p>
      <text:p text:style-name="P22">Time taken: 0.271368</text:p>
      <text:p text:style-name="P22">Hier zit een factor 4 verschil in wat duidt dat het algoritme van O(N^2) is</text:p>
      <text:p text:style-name="P24">Opgave 2</text:p>
      <text:p text:style-name="P27">//Make note that sortedIndex should indicate the index from which on the array is already sorted</text:p>
      <text:p text:style-name="P29">//Therefore 7, for an array of the size of 10, would indicate that 7-9 is sorted.</text:p>
      <text:p text:style-name="P29">public static void insertionSortArray(int[] toSort, int sortedIndex){</text:p>
      <text:p text:style-name="P28"><text:s text:c="4"/>for(int currentSortingIndex = sortedIndex-1; currentSortingIndex &gt;= 0; currentSortingIndex--){</text:p>
      <text:p text:style-name="P28"><text:s text:c="8"/>int copy = toSort[currentSortingIndex];</text:p>
      <text:p text:style-name="P28"><text:s text:c="8"/>for(int currentCompareIndex = currentSortingIndex+1; currentCompareIndex &lt;= toSort.length; currentCompareIndex++){</text:p>
      <text:p text:style-name="P28"><text:s text:c="12"/>if(currentCompareIndex &lt; toSort.length){</text:p>
      <text:p text:style-name="P28"><text:s text:c="16"/>if(copy &gt; toSort[currentCompareIndex]) {</text:p>
      <text:p text:style-name="P28"><text:s text:c="20"/>toSort[currentCompareIndex - 1] = toSort[currentCompareIndex];</text:p>
      <text:p text:style-name="P28"><text:s text:c="16"/>} else {</text:p>
      <text:p text:style-name="P28"><text:s text:c="20"/>toSort[currentCompareIndex-1] = copy;</text:p>
      <text:p text:style-name="P28"><text:s text:c="20"/>break;</text:p>
      <text:p text:style-name="P28"><text:s text:c="16"/>}</text:p>
      <text:p text:style-name="P28"><text:s text:c="12"/>} else {</text:p>
      <text:p text:style-name="P28"><text:s text:c="16"/>toSort[toSort.length-1] = copy;</text:p>
      <text:p text:style-name="P28"><text:s text:c="16"/>break;</text:p>
      <text:p text:style-name="P28"><text:s text:c="12"/>}</text:p>
      <text:p text:style-name="P28"><text:s text:c="8"/>}</text:p>
      <text:p text:style-name="P28"><text:s text:c="4"/>}</text:p>
      <text:p text:style-name="P28">}</text:p>
      <text:p text:style-name="P28"/>
      <text:p text:style-name="P28">public static void insertionSortArray(int[] toSort){</text:p>
      <text:p text:style-name="P28"><text:s text:c="4"/><text:span text:style-name="T9">insertionSortArray</text:span>(toSort, toSort.length-1);</text:p>
      <text:p text:style-name="P26">}</text:p>
      <text:p text:style-name="P24"/>
      <text:p text:style-name="P23"><text:soft-page-break/>Ik heb de tijd gemeten van het sorteren van een random array van 50 ints vs het sorteren van er een met de grote van 100.</text:p>
      <text:p text:style-name="P24">Time taken: 0.03856</text:p>
      <text:p text:style-name="P23"><text:span text:style-name="T10">Time taken: 0.138102</text:span></text:p>
      <text:p text:style-name="P23">Hier zit een factor 4 verschil in wat duidt dat het algoritme van O(N^2) is</text:p>
      <text:p text:style-name="P25">Uitgevoerde test met gegeven array:</text:p>
      <text:p text:style-name="P25">Time taken: 0.00438</text:p>
      <text:p text:style-name="P25">012345678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urier" style:family="paragraph" style:parent-style-name="Text_20_body">
      <style:text-properties officeooo:rsid="00021beb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ingen</meta:initial-creator>
    <meta:creation-date>2015-05-11T13:46:55.203677333</meta:creation-date>
    <dc:date>2015-05-13T16:58:38.841816003</dc:date>
    <dc:creator>Thomas Lingen</dc:creator>
    <meta:editing-duration>PT2H51M25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4" meta:paragraph-count="133" meta:word-count="614" meta:character-count="5203" meta:non-whitespace-character-count="3956"/>
  </office:meta>
</office:document-meta>
</file>